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i choisi un fond violet plutôt clair car certaine personne atteinte de daltonisme peuvent confondre le violet foncé et le noir j'ai donc pris un violet plus clair. Pour la navigation il y a trois boutons pour accéder plus rapidement aux différentes rubriques du site la structure est optimisé pour que le screen reader lise d'abord la navigation puis le titre du site pour que la personne mal-voyante sache tout de suite où elle est et où elle veut al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ement devaux</meta:initial-creator>
    <meta:creation-date>2023-01-06T11:04:47.80</meta:creation-date>
    <meta:document-statistic meta:table-count="0" meta:image-count="0" meta:object-count="0" meta:page-count="1" meta:paragraph-count="1" meta:word-count="80" meta:character-count="458"/>
    <dc:date>2023-01-06T11:08:22.11</dc:date>
    <dc:creator>clement devaux</dc:creator>
    <meta:editing-duration>PT3M35S</meta:editing-duration>
    <meta:editing-cycles>1</meta:editing-cycles>
    <meta:generator>OpenOffice/4.1.13$Win32 OpenOffice.org_project/4113m1$Build-9810</meta:generator>
  </office:meta>
</office:document-meta>
</file>